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k, we try to find an easy way to deal with discontinuities by fitting both sides with the same <text:s/>polynomial, but right side has additional offset. Otherwise we use the standard approach of fitting polynomial to data points.</text:p>
      <text:p text:style-name="Standard"><draw:frame draw:style-name="fr1" draw:name="Object1" text:anchor-type="paragraph" svg:x="0.5091in" svg:y="0.9409in" svg:width="5.239in" svg:height="3.9764in" draw:z-index="0"><draw:object xlink:href="./Object 1" xlink:type="simple" xlink:show="embed" xlink:actuate="onLoad"/><draw:image xlink:href="./ObjectReplacements/Object 1" xlink:type="simple" xlink:show="embed" xlink:actuate="onLoad"/></draw:frame>So, we have RMS as <draw:frame draw:style-name="fr2" draw:name="Object2" text:anchor-type="as-char" svg:width="1.5791in" svg:height="1.3764in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3" draw:name="Object9" text:anchor-type="as-char" svg:width="0.711in" svg:height="0.2083in" draw:z-index="8"><draw:object xlink:href="./Object 9" xlink:type="simple" xlink:show="embed" xlink:actuate="onLoad"/><draw:image xlink:href="./ObjectReplacements/Object 9" xlink:type="simple" xlink:show="embed" xlink:actuate="onLoad"/></draw:frame>are 0-degree coefficients, e.g. offsets. They are different on left and right sides. So finding them: <draw:frame draw:style-name="fr2" draw:name="Object3" text:anchor-type="as-char" svg:width="1.3854in" svg:height="0.9154in" draw:z-index="2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6" text:anchor-type="as-char" svg:width="2.0835in" svg:height="0.4925in" draw:z-index="5"><draw:object xlink:href="./Object 6" xlink:type="simple" xlink:show="embed" xlink:actuate="onLoad"/><draw:image xlink:href="./ObjectReplacements/Object 6" xlink:type="simple" xlink:show="embed" xlink:actuate="onLoad"/></draw:frame>, similar for the right. For the rest of coefficients <draw:frame draw:style-name="fr2" draw:name="Object4" text:anchor-type="as-char" svg:width="2.3791in" svg:height="0.4535in" draw:z-index="3"><draw:object xlink:href="./Object 4" xlink:type="simple" xlink:show="embed" xlink:actuate="onLoad"/><draw:image xlink:href="./ObjectReplacements/Object 4" xlink:type="simple" xlink:show="embed" xlink:actuate="onLoad"/></draw:frame>, so <draw:frame draw:style-name="fr2" draw:name="Object5" text:anchor-type="as-char" svg:width="2.6882in" svg:height="0.4484in" draw:z-index="4"><draw:object xlink:href="./Object 5" xlink:type="simple" xlink:show="embed" xlink:actuate="onLoad"/><draw:image xlink:href="./ObjectReplacements/Object 5" xlink:type="simple" xlink:show="embed" xlink:actuate="onLoad"/></draw:frame>, or, substituting <text:soft-page-break/><draw:frame draw:style-name="fr2" draw:name="Object7" text:anchor-type="as-char" svg:width="0.6311in" svg:height="0.2083in" draw:z-index="6"><draw:object xlink:href="./Object 7" xlink:type="simple" xlink:show="embed" xlink:actuate="onLoad"/><draw:image xlink:href="./ObjectReplacements/Object 7" xlink:type="simple" xlink:show="embed" xlink:actuate="onLoad"/></draw:frame>, <draw:frame draw:style-name="fr2" draw:name="Object8" text:anchor-type="as-char" svg:width="3.7882in" svg:height="0.96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Panasyuk</meta:initial-creator>
    <meta:creation-date>2010-08-07T15:56:32.18</meta:creation-date>
    <dc:date>2010-08-09T16:37:15.87</dc:date>
    <dc:creator>Alexander Panasyuk</dc:creator>
    <meta:editing-duration>PT04H54M41S</meta:editing-duration>
    <meta:editing-cycles>3</meta:editing-cycles>
    <meta:generator>OpenOffice.org/3.2$Win32 OpenOffice.org_project/320m12$Build-9483</meta:generator>
    <meta:document-statistic meta:table-count="0" meta:image-count="0" meta:object-count="9" meta:page-count="2" meta:paragraph-count="2" meta:word-count="77" meta:character-count="4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8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711cm" svg:height="4.047cm" draw:transform="rotate (0.788714288976089) translate (2.35029990006786cm 1.8341823127996cm)" svg:viewBox="0 0 712 4048" svg:d="m19 5960c740-213-182 494 39 575 568 211 53 502-44 740-124 305 611-119 389 556-152 461-268 539 183 885 422 324-353 554-312 966l-43 286">
          <text:p/>
        </draw:path>
        <draw:path draw:style-name="gr1" draw:text-style-name="P1" draw:layer="layout" svg:width="1.821cm" svg:height="4.064cm" draw:transform="rotate (0.725009771278308) translate (5.41055309520385cm 8.20803390219138cm)" svg:viewBox="0 0 1822 4065" svg:d="m0 19512c321-194 728 226 446 551-622 713 7-637 102 323 37 382-310 693 438 777 546 62-430 560 134 857 289 152 347 529 561 768l141 280-40 354-56 106">
          <text:p/>
        </draw:path>
        <draw:line draw:style-name="gr2" draw:text-style-name="P1" draw:layer="layout" svg:x1="5.385cm" svg:y1="1.907cm" svg:x2="5.443cm" svg:y2="10.106cm">
          <text:p/>
        </draw:line>
        <draw:line draw:style-name="gr1" draw:text-style-name="P1" draw:layer="layout" svg:x1="1.926cm" svg:y1="1.819cm" svg:x2="2.129cm" svg:y2="10.688cm">
          <text:p/>
        </draw:line>
        <draw:line draw:style-name="gr1" draw:text-style-name="P1" draw:layer="layout" svg:x1="1.635cm" svg:y1="10.048cm" svg:x2="11.724cm" svg:y2="10.048cm">
          <text:p/>
        </draw:line>
        <draw:frame draw:style-name="gr3" draw:layer="controls" svg:width="0.642cm" svg:height="0.963cm" svg:x="5.292cm" svg:y="10.525cm">
          <draw:text-box>
            <text:p>j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table>
      <mtr>
        <mtd>
          <mrow>
            <mtext>RMS</mtext>
            <mi mathvariant="normal">=</mi>
            <mrow>
              <mrow>
                <munderover>
                  <mi mathvariant="normal">∑</mi>
                  <mrow>
                    <mi>q</mi>
                    <mi mathvariant="normal">=</mi>
                    <mn>1</mn>
                  </mrow>
                  <msub>
                    <mi>N</mi>
                    <mi>l</mi>
                  </msub>
                </munderover>
                <msubsup>
                  <mi>D</mi>
                  <mi>l</mi>
                  <mn>2</mn>
                </msubsup>
              </mrow>
              <mo stretchy="false">+</mo>
              <mrow>
                <munderover>
                  <mi mathvariant="normal">∑</mi>
                  <mrow>
                    <mi>q</mi>
                    <mi mathvariant="normal">=</mi>
                    <mn>1</mn>
                  </mrow>
                  <msub>
                    <mi>N</mi>
                    <mi>r</mi>
                  </msub>
                </munderover>
                <msubsup>
                  <mi>D</mi>
                  <mi>r</mi>
                  <mn>2</mn>
                </msubsup>
              </mrow>
            </mrow>
          </mrow>
        </mtd>
      </mtr>
      <mtr>
        <mtd>
          <mrow>
            <msubsup>
              <mi>D</mi>
              <mi>q</mi>
              <mi>l</mi>
            </msubsup>
            <mi mathvariant="normal">=</mi>
            <mrow>
              <mrow>
                <mrow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K</mi>
                    </munderover>
                    <msubsup>
                      <mi>x</mi>
                      <mi>q</mi>
                      <mi>i</mi>
                    </msubsup>
                  </mrow>
                  <mi mathvariant="normal">⋅</mi>
                  <msub>
                    <mi>a</mi>
                    <mi>i</mi>
                  </msub>
                </mrow>
                <mo stretchy="false">+</mo>
                <msub>
                  <mi>a</mi>
                  <mi>l</mi>
                </msub>
              </mrow>
              <mi mathvariant="normal">−</mi>
              <msub>
                <mi>y</mi>
                <mi>q</mi>
              </msub>
            </mrow>
          </mrow>
        </mtd>
      </mtr>
      <mtr>
        <mtd>
          <mrow>
            <msubsup>
              <mi>D</mi>
              <mi>p</mi>
              <mi>r</mi>
            </msubsup>
            <mi mathvariant="normal">=</mi>
            <mrow>
              <mrow>
                <mrow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K</mi>
                    </munderover>
                    <msubsup>
                      <mi>x</mi>
                      <mi>p</mi>
                      <mi>i</mi>
                    </msubsup>
                  </mrow>
                  <mi mathvariant="normal">⋅</mi>
                  <msub>
                    <mi>a</mi>
                    <mi>i</mi>
                  </msub>
                </mrow>
                <mo stretchy="false">+</mo>
                <msub>
                  <mi>a</mi>
                  <mi>r</mi>
                </msub>
              </mrow>
              <mi mathvariant="normal">−</mi>
              <msub>
                <mi>y</mi>
                <mi>p</mi>
              </msub>
            </mrow>
          </mrow>
        </mtd>
      </mtr>
    </mtable>
    <annotation encoding="StarMath 5.0">stack { "RMS" = sum from q=1 to N_l D_l^2 + sum from q=1 to N_r D_r^2 #
D_q^l = sum from i=1 to K x_q^i cdot a_i + a_l - y_q #
D_p^r = sum from i=1 to K x_p^i cdot a_i + a_r - y_p }</annotation>
  </semantics>
</math>
</file>

<file path=Object 3/content.xml><?xml version="1.0" encoding="utf-8"?>
<math xmlns="http://www.w3.org/1998/Math/MathML">
  <semantics>
    <mtable>
      <mtr>
        <mtd>
          <mrow>
            <mrow>
              <mfrac>
                <mrow>
                  <mo stretchy="false">δ</mo>
                  <mtext/>
                  <mi mathvariant="italic">RMS</mi>
                </mrow>
                <mrow>
                  <mo stretchy="false">δ</mo>
                  <mtext/>
                  <msub>
                    <mi>a</mi>
                    <mi>l</mi>
                  </msub>
                </mrow>
              </mfrac>
              <mi mathvariant="normal">∝</mi>
              <mrow>
                <munderover>
                  <mi mathvariant="normal">∑</mi>
                  <mi>q</mi>
                  <mtext>left</mtext>
                </munderover>
                <msub>
                  <mi>D</mi>
                  <mi>l</mi>
                </msub>
              </mrow>
            </mrow>
            <mi mathvariant="normal">=</mi>
            <mn>0</mn>
          </mrow>
        </mtd>
      </mtr>
      <mtr>
        <mtd>
          <mrow>
            <mrow>
              <mfrac>
                <mrow>
                  <mo stretchy="false">δ</mo>
                  <mtext/>
                  <mi mathvariant="italic">RMS</mi>
                </mrow>
                <mrow>
                  <mo stretchy="false">δ</mo>
                  <mtext/>
                  <msub>
                    <mi>a</mi>
                    <mi>r</mi>
                  </msub>
                </mrow>
              </mfrac>
              <mi mathvariant="normal">∝</mi>
              <mrow>
                <munderover>
                  <mi mathvariant="normal">∑</mi>
                  <mi>p</mi>
                  <mtext>right</mtext>
                </munderover>
                <msub>
                  <mi>D</mi>
                  <mi>r</mi>
                </msub>
              </mrow>
            </mrow>
            <mi mathvariant="normal">=</mi>
            <mn>0</mn>
          </mrow>
        </mtd>
      </mtr>
    </mtable>
    <annotation encoding="StarMath 5.0">stack { {%delta% RMS} over {%delta% a_l} prop sum from q to "left" D_l = 0 # 
{%delta% RMS} over {%delta% a_r} prop sum from p to "right" D_r = 0} </annotation>
  </semantics>
</math>
</file>

<file path=Object 4/content.xml><?xml version="1.0" encoding="utf-8"?>
<math xmlns="http://www.w3.org/1998/Math/MathML">
  <semantics>
    <mrow>
      <mrow>
        <mfrac>
          <mrow>
            <mo stretchy="false">δ</mo>
            <mtext/>
            <mi mathvariant="italic">RMS</mi>
          </mrow>
          <mrow>
            <mo stretchy="false">δ</mo>
            <mtext/>
            <msub>
              <mi>a</mi>
              <mi>k</mi>
            </msub>
          </mrow>
        </mfrac>
        <mi mathvariant="normal">∝</mi>
        <mrow>
          <mrow>
            <mrow>
              <munderover>
                <mi mathvariant="normal">∑</mi>
                <mi>q</mi>
                <mtext>left</mtext>
              </munderover>
              <msubsup>
                <mi>x</mi>
                <mi>q</mi>
                <mi>k</mi>
              </msubsup>
            </mrow>
            <mi mathvariant="normal">⋅</mi>
            <msubsup>
              <mi>D</mi>
              <mi>q</mi>
              <mi>l</mi>
            </msubsup>
          </mrow>
          <mo stretchy="false">+</mo>
          <mrow>
            <mrow>
              <munderover>
                <mi mathvariant="normal">∑</mi>
                <mi>p</mi>
                <mtext>right</mtext>
              </munderover>
              <msubsup>
                <mi>x</mi>
                <mi>p</mi>
                <mi>k</mi>
              </msubsup>
            </mrow>
            <mi mathvariant="normal">⋅</mi>
            <msubsup>
              <mi>D</mi>
              <mi>p</mi>
              <mi>r</mi>
            </msubsup>
          </mrow>
        </mrow>
      </mrow>
      <mi mathvariant="normal">=</mi>
      <mn>0</mn>
    </mrow>
    <annotation encoding="StarMath 5.0">{%delta% RMS} over {%delta% a_k} prop sum from q to "left" x_q^k cdot D_q^l + sum from p to "right" x_p^k cdot D_p^r = 0</annotation>
  </semantics>
</math>
</file>

<file path=Object 5/content.xml><?xml version="1.0" encoding="utf-8"?>
<math xmlns="http://www.w3.org/1998/Math/MathML">
  <semantics>
    <mrow>
      <mrow>
        <munderover>
          <mi mathvariant="normal">∑</mi>
          <mrow>
            <mi>i</mi>
            <mi mathvariant="normal">=</mi>
            <mn>1</mn>
          </mrow>
          <mi>K</mi>
        </munderover>
        <msub>
          <mi>a</mi>
          <mi>i</mi>
        </msub>
      </mrow>
      <mrow>
        <mrow>
          <munderover>
            <mi mathvariant="normal">∑</mi>
            <mi>q</mi>
            <mtext>both</mtext>
          </munderover>
          <msubsup>
            <mi>x</mi>
            <mi>q</mi>
            <mrow>
              <mi>i</mi>
              <mo stretchy="false">+</mo>
              <mi>k</mi>
            </mrow>
          </msubsup>
        </mrow>
        <mo stretchy="false">+</mo>
        <msub>
          <mi>a</mi>
          <mi>l</mi>
        </msub>
      </mrow>
      <mrow>
        <mrow>
          <mrow>
            <munderover>
              <mi mathvariant="normal">∑</mi>
              <mi>q</mi>
              <mtext>left</mtext>
            </munderover>
            <msubsup>
              <mi>x</mi>
              <mi>q</mi>
              <mi>k</mi>
            </msubsup>
          </mrow>
          <mi mathvariant="normal">−</mi>
          <mrow>
            <mrow>
              <munderover>
                <mi mathvariant="normal">∑</mi>
                <mi>q</mi>
                <mtext>left</mtext>
              </munderover>
              <msubsup>
                <mi>x</mi>
                <mi>q</mi>
                <mi>k</mi>
              </msubsup>
            </mrow>
            <mi mathvariant="normal">⋅</mi>
            <msub>
              <mi>y</mi>
              <mi>q</mi>
            </msub>
          </mrow>
        </mrow>
        <mo stretchy="false">+</mo>
        <msub>
          <mi>a</mi>
          <mi mathvariant="italic">r....</mi>
        </msub>
      </mrow>
    </mrow>
    <annotation encoding="StarMath 5.0">sum from i=1 to K a_i sum from q to "both" x_q^{i+k} + a_l sum from q to "left" x_q^k - sum from q to "left" x_q^k cdot y_q + a_r....</annotation>
  </semantics>
</math>
</file>

<file path=Object 6/content.xml><?xml version="1.0" encoding="utf-8"?>
<math xmlns="http://www.w3.org/1998/Math/MathML">
  <semantics>
    <mrow>
      <mrow>
        <msub>
          <mi>a</mi>
          <mi>l</mi>
        </msub>
        <mi mathvariant="normal">=</mi>
        <mfrac>
          <mn>1</mn>
          <msub>
            <mi>N</mi>
            <mi>l</mi>
          </msub>
        </mfrac>
      </mrow>
      <mfenced open="[" close="]">
        <mrow>
          <mrow>
            <munderover>
              <mi mathvariant="normal">∑</mi>
              <mi>q</mi>
              <mtext>left</mtext>
            </munderover>
            <msub>
              <mi>y</mi>
              <mi>q</mi>
            </msub>
          </mrow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K</mi>
            </munderover>
            <mrow>
              <mo stretchy="false">(</mo>
              <mrow>
                <msub>
                  <mi>a</mi>
                  <mi>i</mi>
                </msub>
                <mrow>
                  <munderover>
                    <mi mathvariant="normal">∑</mi>
                    <mi>q</mi>
                    <mtext>left</mtext>
                  </munderover>
                  <msubsup>
                    <mi>x</mi>
                    <mi>q</mi>
                    <mi>i</mi>
                  </msubsup>
                </mrow>
              </mrow>
              <mo stretchy="false">)</mo>
            </mrow>
          </mrow>
        </mrow>
      </mfenced>
    </mrow>
    <annotation encoding="StarMath 5.0">a_l = 1 over N_l left[ sum from q to "left" y_q - sum from i=1 to K (a_i sum from q to "left" x_q^i) right]</annotation>
  </semantics>
</math>
</file>

<file path=Object 7/content.xml><?xml version="1.0" encoding="utf-8"?>
<math xmlns="http://www.w3.org/1998/Math/MathML">
  <semantics>
    <mrow>
      <msub>
        <mi>a</mi>
        <mi>l</mi>
      </msub>
      <mtext>and</mtext>
      <msub>
        <mi>a</mi>
        <mi>r</mi>
      </msub>
    </mrow>
    <annotation encoding="StarMath 5.0">a_l "and" a_r</annotation>
  </semantics>
</math>
</file>

<file path=Object 8/content.xml><?xml version="1.0" encoding="utf-8"?>
<math xmlns="http://www.w3.org/1998/Math/MathML">
  <semantics>
    <mtable>
      <mtr>
        <mtd>
          <mrow>
            <mrow>
              <munderover>
                <mi mathvariant="normal">∑</mi>
                <mrow>
                  <mi>i</mi>
                  <mi mathvariant="normal">=</mi>
                  <mn>1</mn>
                </mrow>
                <mi>K</mi>
              </munderover>
              <msub>
                <mi>a</mi>
                <mi>i</mi>
              </msub>
            </mrow>
            <mrow>
              <mfenced open="[" close="]">
                <mrow>
                  <mrow>
                    <mrow>
                      <mrow>
                        <munderover>
                          <mi mathvariant="normal">∑</mi>
                          <mi>q</mi>
                          <mtext>both</mtext>
                        </munderover>
                        <msubsup>
                          <mi>x</mi>
                          <mi>q</mi>
                          <mi>i</mi>
                        </msubsup>
                      </mrow>
                      <mi mathvariant="normal">⋅</mi>
                      <msubsup>
                        <mi>x</mi>
                        <mi>q</mi>
                        <mi>k</mi>
                      </msubsup>
                    </mrow>
                    <mi mathvariant="normal">−</mi>
                    <mfrac>
                      <mn>1</mn>
                      <msub>
                        <mi>N</mi>
                        <mi>l</mi>
                      </msub>
                    </mfrac>
                  </mrow>
                  <mrow>
                    <mrow>
                      <mrow>
                        <munderover>
                          <mi mathvariant="normal">∑</mi>
                          <mi>q</mi>
                          <mtext>left</mtext>
                        </munderover>
                        <msubsup>
                          <mi>x</mi>
                          <mi>q</mi>
                          <mi>i</mi>
                        </msubsup>
                      </mrow>
                      <mi mathvariant="normal">⋅</mi>
                      <mrow>
                        <munderover>
                          <mi mathvariant="normal">∑</mi>
                          <mi>q</mi>
                          <mtext>left</mtext>
                        </munderover>
                        <msubsup>
                          <mi>x</mi>
                          <mi>q</mi>
                          <mi>k</mi>
                        </msubsup>
                      </mrow>
                    </mrow>
                    <mi mathvariant="normal">−</mi>
                    <mfrac>
                      <mn>1</mn>
                      <msub>
                        <mi>N</mi>
                        <mi>r</mi>
                      </msub>
                    </mfrac>
                  </mrow>
                  <mrow>
                    <mrow>
                      <munderover>
                        <mi mathvariant="normal">∑</mi>
                        <mi>p</mi>
                        <mtext>right</mtext>
                      </munderover>
                      <msubsup>
                        <mi>x</mi>
                        <mi>q</mi>
                        <mi>i</mi>
                      </msubsup>
                    </mrow>
                    <mi mathvariant="normal">⋅</mi>
                    <mrow>
                      <munderover>
                        <mi mathvariant="normal">∑</mi>
                        <mi>p</mi>
                        <mtext>right</mtext>
                      </munderover>
                      <msubsup>
                        <mi>x</mi>
                        <mi>q</mi>
                        <mi>k</mi>
                      </msubsup>
                    </mrow>
                  </mrow>
                </mrow>
              </mfenced>
              <mi mathvariant="normal">=</mi>
              <mn>...</mn>
            </mrow>
          </mrow>
        </mtd>
      </mtr>
      <mtr>
        <mtd>
          <mrow>
            <mrow>
              <mrow>
                <mrow>
                  <munderover>
                    <mi mathvariant="normal">∑</mi>
                    <mi>q</mi>
                    <mtext>both</mtext>
                  </munderover>
                  <msubsup>
                    <mi>x</mi>
                    <mi>q</mi>
                    <mi>k</mi>
                  </msubsup>
                </mrow>
                <mi mathvariant="normal">⋅</mi>
                <msub>
                  <mi>y</mi>
                  <mi>q</mi>
                </msub>
              </mrow>
              <mi mathvariant="normal">−</mi>
              <mfrac>
                <mn>1</mn>
                <msub>
                  <mi>N</mi>
                  <mi>l</mi>
                </msub>
              </mfrac>
            </mrow>
            <mrow>
              <mrow>
                <mrow>
                  <munderover>
                    <mi mathvariant="normal">∑</mi>
                    <mi>q</mi>
                    <mtext>left</mtext>
                  </munderover>
                  <msub>
                    <mi>y</mi>
                    <mi>q</mi>
                  </msub>
                </mrow>
                <mi mathvariant="normal">⋅</mi>
                <mrow>
                  <munderover>
                    <mi mathvariant="normal">∑</mi>
                    <mi>q</mi>
                    <mtext>left</mtext>
                  </munderover>
                  <msubsup>
                    <mi>x</mi>
                    <mi>q</mi>
                    <mi>k</mi>
                  </msubsup>
                </mrow>
              </mrow>
              <mi mathvariant="normal">−</mi>
              <mfrac>
                <mn>1</mn>
                <msub>
                  <mi>N</mi>
                  <mi>r</mi>
                </msub>
              </mfrac>
            </mrow>
            <mrow>
              <mrow>
                <munderover>
                  <mi mathvariant="normal">∑</mi>
                  <mi>p</mi>
                  <mtext>right</mtext>
                </munderover>
                <msub>
                  <mi>y</mi>
                  <mi>p</mi>
                </msub>
              </mrow>
              <mi mathvariant="normal">⋅</mi>
              <mrow>
                <munderover>
                  <mi mathvariant="normal">∑</mi>
                  <mi>p</mi>
                  <mtext>right</mtext>
                </munderover>
                <msubsup>
                  <mi>x</mi>
                  <mi>p</mi>
                  <mi>k</mi>
                </msubsup>
              </mrow>
            </mrow>
          </mrow>
        </mtd>
      </mtr>
    </mtable>
    <annotation encoding="StarMath 5.0">stack { sum from i=1 to K a_i left[ sum from q to "both" x_q^i cdot x_q^k - 1 over N_l sum from q to "left" x_q^i cdot sum from q to "left" x_q^k - 1 over N_r sum from p to "right" x_q^i cdot sum from p to "right" x_q^k right] = ... #
sum from q to "both" x_q^k cdot y_q - 1 over N_l sum from q to "left" y_q cdot sum from q to "left" x_q^k - 1 over N_r sum from p to "right" y_p cdot sum from p to "right"  x_p^k } </annotation>
  </semantics>
</math>
</file>

<file path=Object 9/content.xml><?xml version="1.0" encoding="utf-8"?>
<math xmlns="http://www.w3.org/1998/Math/MathML">
  <semantics>
    <mrow>
      <msub>
        <mi>a</mi>
        <mi>l</mi>
      </msub>
      <mtext> and </mtext>
      <msub>
        <mi>a</mi>
        <mi>r</mi>
      </msub>
      <mtext/>
    </mrow>
    <annotation encoding="StarMath 5.0">a_l " and " a_r "</annotation>
  </semantics>
</math>
</file>